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2MarshallerTests.supportsXml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b2MarshallerTests.test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xb2MarshallerTests.supports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MarshallerTests.unmarshalStreamSourceWithXml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xb2MarshallerTests.createUn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MarshallerTests.marshalAWrappedObjectHoldingAnXmlElementDec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xb2MarshallerTests.marshal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xb2MarshallerTests.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b2MarshallerTests.testSupportsPrimitiv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b2MarshallerTests.noContextPathOrClassesToBe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b2MarshallerTests.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xb2MarshallerTests.create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2MarshallerTests.marshalSAX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b2MarshallerTests.testInvalid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b2MarshallerTests.createDumm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MarshallerTests.supportsPackagesTo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2MarshallerTests.unmarshalSaxSourceWithXml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xb2MarshallerTests.createFl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xb2MarshallerTests.marshalInvali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b2MarshallerTests.createDummy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MarshallerTests.testSupportsStandard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b2MarshallerTests.supportsClassesToBe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